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3.864cm" svg:height="19.884cm" svg:x="13.325cm" svg:y="2.121cm">
            <draw:object draw:notify-on-update-of-ranges="Sheet1.A1:Sheet1.A69 Sheet1.B1:Sheet1.B69 Sheet1.C1:Sheet1.C69 Sheet1.D1:Sheet1.D69 Sheet1.E1:Sheet1.E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013">
            <text:p>0.013</text:p>
          </table:table-cell>
          <table:table-cell office:value-type="float" office:value="-0.065">
            <text:p>-0.065</text:p>
          </table:table-cell>
          <table:table-cell office:value-type="float" office:value="1.011">
            <text:p>1.011</text:p>
          </table:table-cell>
          <table:table-cell office:value-type="float" office:value="-0.0642">
            <text:p>-0.0642</text:p>
          </table:table-cell>
          <table:table-cell office:value-type="float" office:value="-0.01286">
            <text:p>-0.01286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-0.079">
            <text:p>-0.079</text:p>
          </table:table-cell>
          <table:table-cell office:value-type="float" office:value="1.015">
            <text:p>1.015</text:p>
          </table:table-cell>
          <table:table-cell office:value-type="float" office:value="-0.07768">
            <text:p>-0.07768</text:p>
          </table:table-cell>
          <table:table-cell office:value-type="float" office:value="-0.0325">
            <text:p>-0.03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7">
            <text:p>-0.07</text:p>
          </table:table-cell>
          <table:table-cell office:value-type="float" office:value="1.013">
            <text:p>1.013</text:p>
          </table:table-cell>
          <table:table-cell office:value-type="float" office:value="-0.06899">
            <text:p>-0.06899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64">
            <text:p>-0.064</text:p>
          </table:table-cell>
          <table:table-cell office:value-type="float" office:value="1.009">
            <text:p>1.009</text:p>
          </table:table-cell>
          <table:table-cell office:value-type="float" office:value="-0.06334">
            <text:p>-0.06334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66">
            <text:p>-0.066</text:p>
          </table:table-cell>
          <table:table-cell office:value-type="float" office:value="1.013">
            <text:p>1.013</text:p>
          </table:table-cell>
          <table:table-cell office:value-type="float" office:value="-0.06506">
            <text:p>-0.06506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-0.064">
            <text:p>-0.064</text:p>
          </table:table-cell>
          <table:table-cell office:value-type="float" office:value="1.012">
            <text:p>1.012</text:p>
          </table:table-cell>
          <table:table-cell office:value-type="float" office:value="-0.06316">
            <text:p>-0.06316</text:p>
          </table:table-cell>
          <table:table-cell office:value-type="float" office:value="-0.01087">
            <text:p>-0.01087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-0.063">
            <text:p>-0.063</text:p>
          </table:table-cell>
          <table:table-cell office:value-type="float" office:value="1.009">
            <text:p>1.009</text:p>
          </table:table-cell>
          <table:table-cell office:value-type="float" office:value="-0.06236">
            <text:p>-0.06236</text:p>
          </table:table-cell>
          <table:table-cell office:value-type="float" office:value="-0.01387">
            <text:p>-0.01387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-0.061">
            <text:p>-0.061</text:p>
          </table:table-cell>
          <table:table-cell office:value-type="float" office:value="1.015">
            <text:p>1.015</text:p>
          </table:table-cell>
          <table:table-cell office:value-type="float" office:value="-0.06003">
            <text:p>-0.06003</text:p>
          </table:table-cell>
          <table:table-cell office:value-type="float" office:value="-0.01478">
            <text:p>-0.01478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-0.065">
            <text:p>-0.065</text:p>
          </table:table-cell>
          <table:table-cell office:value-type="float" office:value="1.012">
            <text:p>1.012</text:p>
          </table:table-cell>
          <table:table-cell office:value-type="float" office:value="-0.06414">
            <text:p>-0.06414</text:p>
          </table:table-cell>
          <table:table-cell office:value-type="float" office:value="-0.01581">
            <text:p>-0.0158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-0.067">
            <text:p>-0.067</text:p>
          </table:table-cell>
          <table:table-cell office:value-type="float" office:value="1.008">
            <text:p>1.008</text:p>
          </table:table-cell>
          <table:table-cell office:value-type="float" office:value="-0.06637">
            <text:p>-0.06637</text:p>
          </table:table-cell>
          <table:table-cell office:value-type="float" office:value="-0.00992">
            <text:p>-0.009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76">
            <text:p>-0.076</text:p>
          </table:table-cell>
          <table:table-cell office:value-type="float" office:value="1.008">
            <text:p>1.008</text:p>
          </table:table-cell>
          <table:table-cell office:value-type="float" office:value="-0.07525">
            <text:p>-0.07525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-0.056">
            <text:p>-0.056</text:p>
          </table:table-cell>
          <table:table-cell office:value-type="float" office:value="1.014">
            <text:p>1.014</text:p>
          </table:table-cell>
          <table:table-cell office:value-type="float" office:value="-0.05517">
            <text:p>-0.05517</text:p>
          </table:table-cell>
          <table:table-cell office:value-type="float" office:value="-0.01676">
            <text:p>-0.01676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-0.055">
            <text:p>-0.055</text:p>
          </table:table-cell>
          <table:table-cell office:value-type="float" office:value="1.018">
            <text:p>1.018</text:p>
          </table:table-cell>
          <table:table-cell office:value-type="float" office:value="-0.05398">
            <text:p>-0.05398</text:p>
          </table:table-cell>
          <table:table-cell office:value-type="float" office:value="-0.02259">
            <text:p>-0.02259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-0.061">
            <text:p>-0.061</text:p>
          </table:table-cell>
          <table:table-cell office:value-type="float" office:value="1.018">
            <text:p>1.018</text:p>
          </table:table-cell>
          <table:table-cell office:value-type="float" office:value="-0.05985">
            <text:p>-0.05985</text:p>
          </table:table-cell>
          <table:table-cell office:value-type="float" office:value="-0.01866">
            <text:p>-0.01866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-0.057">
            <text:p>-0.057</text:p>
          </table:table-cell>
          <table:table-cell office:value-type="float" office:value="1.018">
            <text:p>1.018</text:p>
          </table:table-cell>
          <table:table-cell office:value-type="float" office:value="-0.05593">
            <text:p>-0.05593</text:p>
          </table:table-cell>
          <table:table-cell office:value-type="float" office:value="-0.02259">
            <text:p>-0.022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78">
            <text:p>-0.078</text:p>
          </table:table-cell>
          <table:table-cell office:value-type="float" office:value="1">
            <text:p>1</text:p>
          </table:table-cell>
          <table:table-cell office:value-type="float" office:value="-0.07784">
            <text:p>-0.07784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-0.025">
            <text:p>-0.025</text:p>
          </table:table-cell>
          <table:table-cell office:value-type="float" office:value="-0.035">
            <text:p>-0.035</text:p>
          </table:table-cell>
          <table:table-cell office:value-type="float" office:value="1.035">
            <text:p>1.035</text:p>
          </table:table-cell>
          <table:table-cell office:value-type="float" office:value="-0.0338">
            <text:p>-0.0338</text:p>
          </table:table-cell>
          <table:table-cell office:value-type="float" office:value="0.02415">
            <text:p>0.02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.996">
            <text:p>0.996</text:p>
          </table:table-cell>
          <table:table-cell office:value-type="float" office:value="0.0251">
            <text:p>0.025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1.021">
            <text:p>1.021</text:p>
          </table:table-cell>
          <table:table-cell office:value-type="float" office:value="0.01371">
            <text:p>0.01371</text:p>
          </table:table-cell>
          <table:table-cell office:value-type="float" office:value="-0.01469">
            <text:p>-0.01469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1.009">
            <text:p>1.009</text:p>
          </table:table-cell>
          <table:table-cell office:value-type="float" office:value="0">
            <text:p>0</text:p>
          </table:table-cell>
          <table:table-cell office:value-type="float" office:value="-0.01784">
            <text:p>-0.01784</text:p>
          </table:table-cell>
        </table:table-row>
        <table:table-row table:style-name="ro1">
          <table:table-cell office:value-type="float" office:value="-0.012">
            <text:p>-0.012</text:p>
          </table:table-cell>
          <table:table-cell office:value-type="float" office:value="0.071">
            <text:p>0.071</text:p>
          </table:table-cell>
          <table:table-cell office:value-type="float" office:value="1.007">
            <text:p>1.007</text:p>
          </table:table-cell>
          <table:table-cell office:value-type="float" office:value="0.07039">
            <text:p>0.07039</text:p>
          </table:table-cell>
          <table:table-cell office:value-type="float" office:value="0.01192">
            <text:p>0.01192</text:p>
          </table:table-cell>
        </table:table-row>
        <table:table-row table:style-name="ro1">
          <table:table-cell office:value-type="float" office:value="-0.024">
            <text:p>-0.024</text:p>
          </table:table-cell>
          <table:table-cell office:value-type="float" office:value="-0.025">
            <text:p>-0.025</text:p>
          </table:table-cell>
          <table:table-cell office:value-type="float" office:value="1.01">
            <text:p>1.01</text:p>
          </table:table-cell>
          <table:table-cell office:value-type="float" office:value="-0.02475">
            <text:p>-0.02475</text:p>
          </table:table-cell>
          <table:table-cell office:value-type="float" office:value="0.02376">
            <text:p>0.02376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0.02">
            <text:p>0.02</text:p>
          </table:table-cell>
          <table:table-cell office:value-type="float" office:value="1.014">
            <text:p>1.014</text:p>
          </table:table-cell>
          <table:table-cell office:value-type="float" office:value="0.01972">
            <text:p>0.01972</text:p>
          </table:table-cell>
          <table:table-cell office:value-type="float" office:value="-0.02859">
            <text:p>-0.02859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-0.043">
            <text:p>-0.043</text:p>
          </table:table-cell>
          <table:table-cell office:value-type="float" office:value="0.889">
            <text:p>0.889</text:p>
          </table:table-cell>
          <table:table-cell office:value-type="float" office:value="-0.04833">
            <text:p>-0.04833</text:p>
          </table:table-cell>
          <table:table-cell office:value-type="float" office:value="-0.03261">
            <text:p>-0.03261</text:p>
          </table:table-cell>
        </table:table-row>
        <table:table-row table:style-name="ro1"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1.091">
            <text:p>1.09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-0.02">
            <text:p>-0.02</text:p>
          </table:table-cell>
          <table:table-cell office:value-type="float" office:value="1.031">
            <text:p>1.031</text:p>
          </table:table-cell>
          <table:table-cell office:value-type="float" office:value="-0.0194">
            <text:p>-0.0194</text:p>
          </table:table-cell>
          <table:table-cell office:value-type="float" office:value="-0.01455">
            <text:p>-0.01455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1.005">
            <text:p>1.005</text:p>
          </table:table-cell>
          <table:table-cell office:value-type="float" office:value="-0.02984">
            <text:p>-0.02984</text:p>
          </table:table-cell>
          <table:table-cell office:value-type="float" office:value="-0.02885">
            <text:p>-0.02885</text:p>
          </table:table-cell>
        </table:table-row>
        <table:table-row table:style-name="ro1">
          <table:table-cell office:value-type="float" office:value="-0.078">
            <text:p>-0.078</text:p>
          </table:table-cell>
          <table:table-cell office:value-type="float" office:value="-0.011">
            <text:p>-0.011</text:p>
          </table:table-cell>
          <table:table-cell office:value-type="float" office:value="1.017">
            <text:p>1.017</text:p>
          </table:table-cell>
          <table:table-cell office:value-type="float" office:value="-0.01082">
            <text:p>-0.01082</text:p>
          </table:table-cell>
          <table:table-cell office:value-type="float" office:value="0.07655">
            <text:p>0.07655</text:p>
          </table:table-cell>
        </table:table-row>
        <table:table-row table:style-name="ro1">
          <table:table-cell office:value-type="float" office:value="-0.184">
            <text:p>-0.184</text:p>
          </table:table-cell>
          <table:table-cell office:value-type="float" office:value="-0.026">
            <text:p>-0.026</text:p>
          </table:table-cell>
          <table:table-cell office:value-type="float" office:value="1.002">
            <text:p>1.002</text:p>
          </table:table-cell>
          <table:table-cell office:value-type="float" office:value="-0.02594">
            <text:p>-0.02594</text:p>
          </table:table-cell>
          <table:table-cell office:value-type="float" office:value="0.18161">
            <text:p>0.18161</text:p>
          </table:table-cell>
        </table:table-row>
        <table:table-row table:style-name="ro1">
          <table:table-cell office:value-type="float" office:value="-0.356">
            <text:p>-0.356</text:p>
          </table:table-cell>
          <table:table-cell office:value-type="float" office:value="-0.028">
            <text:p>-0.028</text:p>
          </table:table-cell>
          <table:table-cell office:value-type="float" office:value="0.964">
            <text:p>0.964</text:p>
          </table:table-cell>
          <table:table-cell office:value-type="float" office:value="-0.02904">
            <text:p>-0.02904</text:p>
          </table:table-cell>
          <table:table-cell office:value-type="float" office:value="0.35376">
            <text:p>0.35376</text:p>
          </table:table-cell>
        </table:table-row>
        <table:table-row table:style-name="ro1">
          <table:table-cell office:value-type="float" office:value="-0.496">
            <text:p>-0.496</text:p>
          </table:table-cell>
          <table:table-cell office:value-type="float" office:value="-0.029">
            <text:p>-0.029</text:p>
          </table:table-cell>
          <table:table-cell office:value-type="float" office:value="0.867">
            <text:p>0.867</text:p>
          </table:table-cell>
          <table:table-cell office:value-type="float" office:value="-0.03344">
            <text:p>-0.03344</text:p>
          </table:table-cell>
          <table:table-cell office:value-type="float" office:value="0.51964">
            <text:p>0.51964</text:p>
          </table:table-cell>
        </table:table-row>
        <table:table-row table:style-name="ro1">
          <table:table-cell office:value-type="float" office:value="-0.663">
            <text:p>-0.663</text:p>
          </table:table-cell>
          <table:table-cell office:value-type="float" office:value="-0.042">
            <text:p>-0.042</text:p>
          </table:table-cell>
          <table:table-cell office:value-type="float" office:value="0.779">
            <text:p>0.779</text:p>
          </table:table-cell>
          <table:table-cell office:value-type="float" office:value="-0.05386">
            <text:p>-0.05386</text:p>
          </table:table-cell>
          <table:table-cell office:value-type="float" office:value="0.70513">
            <text:p>0.70513</text:p>
          </table:table-cell>
        </table:table-row>
        <table:table-row table:style-name="ro1">
          <table:table-cell office:value-type="float" office:value="-0.819">
            <text:p>-0.819</text:p>
          </table:table-cell>
          <table:table-cell office:value-type="float" office:value="-0.049">
            <text:p>-0.049</text:p>
          </table:table-cell>
          <table:table-cell office:value-type="float" office:value="0.617">
            <text:p>0.617</text:p>
          </table:table-cell>
          <table:table-cell office:value-type="float" office:value="-0.07925">
            <text:p>-0.07925</text:p>
          </table:table-cell>
          <table:table-cell office:value-type="float" office:value="0.92515">
            <text:p>0.92515</text:p>
          </table:table-cell>
        </table:table-row>
        <table:table-row table:style-name="ro1">
          <table:table-cell office:value-type="float" office:value="-0.889">
            <text:p>-0.889</text:p>
          </table:table-cell>
          <table:table-cell office:value-type="float" office:value="-0.068">
            <text:p>-0.068</text:p>
          </table:table-cell>
          <table:table-cell office:value-type="float" office:value="0.496">
            <text:p>0.496</text:p>
          </table:table-cell>
          <table:table-cell office:value-type="float" office:value="-0.13625">
            <text:p>-0.13625</text:p>
          </table:table-cell>
          <table:table-cell office:value-type="float" office:value="1.06189">
            <text:p>1.06189</text:p>
          </table:table-cell>
        </table:table-row>
        <table:table-row table:style-name="ro1">
          <table:table-cell office:value-type="float" office:value="-0.967">
            <text:p>-0.967</text:p>
          </table:table-cell>
          <table:table-cell office:value-type="float" office:value="-0.08">
            <text:p>-0.08</text:p>
          </table:table-cell>
          <table:table-cell office:value-type="float" office:value="0.295">
            <text:p>0.295</text:p>
          </table:table-cell>
          <table:table-cell office:value-type="float" office:value="-0.26482">
            <text:p>-0.26482</text:p>
          </table:table-cell>
          <table:table-cell office:value-type="float" office:value="1.2747">
            <text:p>1.2747</text:p>
          </table:table-cell>
        </table:table-row>
        <table:table-row table:style-name="ro1">
          <table:table-cell office:value-type="float" office:value="-0.997">
            <text:p>-0.997</text:p>
          </table:table-cell>
          <table:table-cell office:value-type="float" office:value="-0.088">
            <text:p>-0.088</text:p>
          </table:table-cell>
          <table:table-cell office:value-type="float" office:value="0.071">
            <text:p>0.071</text:p>
          </table:table-cell>
          <table:table-cell office:value-type="float" office:value="-0.89191">
            <text:p>-0.89191</text:p>
          </table:table-cell>
          <table:table-cell office:value-type="float" office:value="1.4997">
            <text:p>1.4997</text:p>
          </table:table-cell>
        </table:table-row>
        <table:table-row table:style-name="ro1">
          <table:table-cell office:value-type="float" office:value="-0.986">
            <text:p>-0.986</text:p>
          </table:table-cell>
          <table:table-cell office:value-type="float" office:value="-0.085">
            <text:p>-0.085</text:p>
          </table:table-cell>
          <table:table-cell office:value-type="float" office:value="-0.113">
            <text:p>-0.113</text:p>
          </table:table-cell>
          <table:table-cell office:value-type="float" office:value="-2.49668">
            <text:p>-2.49668</text:p>
          </table:table-cell>
          <table:table-cell office:value-type="float" office:value="1.6849">
            <text:p>1.6849</text:p>
          </table:table-cell>
        </table:table-row>
        <table:table-row table:style-name="ro1">
          <table:table-cell office:value-type="float" office:value="-0.945">
            <text:p>-0.945</text:p>
          </table:table-cell>
          <table:table-cell office:value-type="float" office:value="-0.063">
            <text:p>-0.063</text:p>
          </table:table-cell>
          <table:table-cell office:value-type="float" office:value="-0.343">
            <text:p>-0.343</text:p>
          </table:table-cell>
          <table:table-cell office:value-type="float" office:value="-2.95994">
            <text:p>-2.95994</text:p>
          </table:table-cell>
          <table:table-cell office:value-type="float" office:value="1.91897">
            <text:p>1.91897</text:p>
          </table:table-cell>
        </table:table-row>
        <table:table-row table:style-name="ro1">
          <table:table-cell office:value-type="float" office:value="-0.825">
            <text:p>-0.825</text:p>
          </table:table-cell>
          <table:table-cell office:value-type="float" office:value="-0.053">
            <text:p>-0.053</text:p>
          </table:table-cell>
          <table:table-cell office:value-type="float" office:value="-0.574">
            <text:p>-0.574</text:p>
          </table:table-cell>
          <table:table-cell office:value-type="float" office:value="-3.04952">
            <text:p>-3.04952</text:p>
          </table:table-cell>
          <table:table-cell office:value-type="float" office:value="2.17867">
            <text:p>2.17867</text:p>
          </table:table-cell>
        </table:table-row>
        <table:table-row table:style-name="ro1">
          <table:table-cell office:value-type="float" office:value="-0.662">
            <text:p>-0.662</text:p>
          </table:table-cell>
          <table:table-cell office:value-type="float" office:value="-0.015">
            <text:p>-0.015</text:p>
          </table:table-cell>
          <table:table-cell office:value-type="float" office:value="-0.752">
            <text:p>-0.752</text:p>
          </table:table-cell>
          <table:table-cell office:value-type="float" office:value="-3.12165">
            <text:p>-3.12165</text:p>
          </table:table-cell>
          <table:table-cell office:value-type="float" office:value="2.41976">
            <text:p>2.41976</text:p>
          </table:table-cell>
        </table:table-row>
        <table:table-row table:style-name="ro1">
          <table:table-cell office:value-type="float" office:value="-0.392">
            <text:p>-0.392</text:p>
          </table:table-cell>
          <table:table-cell office:value-type="float" office:value="-0.067">
            <text:p>-0.067</text:p>
          </table:table-cell>
          <table:table-cell office:value-type="float" office:value="-0.866">
            <text:p>-0.866</text:p>
          </table:table-cell>
          <table:table-cell office:value-type="float" office:value="-3.06438">
            <text:p>-3.06438</text:p>
          </table:table-cell>
          <table:table-cell office:value-type="float" office:value="2.71653">
            <text:p>2.71653</text:p>
          </table:table-cell>
        </table:table-row>
        <table:table-row table:style-name="ro1">
          <table:table-cell office:value-type="float" office:value="-0.332">
            <text:p>-0.332</text:p>
          </table:table-cell>
          <table:table-cell office:value-type="float" office:value="-0.069">
            <text:p>-0.069</text:p>
          </table:table-cell>
          <table:table-cell office:value-type="float" office:value="-0.926">
            <text:p>-0.926</text:p>
          </table:table-cell>
          <table:table-cell office:value-type="float" office:value="-3.06722">
            <text:p>-3.06722</text:p>
          </table:table-cell>
          <table:table-cell office:value-type="float" office:value="2.79734">
            <text:p>2.79734</text:p>
          </table:table-cell>
        </table:table-row>
        <table:table-row table:style-name="ro1">
          <table:table-cell office:value-type="float" office:value="-0.207">
            <text:p>-0.207</text:p>
          </table:table-cell>
          <table:table-cell office:value-type="float" office:value="0">
            <text:p>0</text:p>
          </table:table-cell>
          <table:table-cell office:value-type="float" office:value="-0.949">
            <text:p>-0.949</text:p>
          </table:table-cell>
          <table:table-cell office:value-type="float" office:value="3.14159">
            <text:p>3.14159</text:p>
          </table:table-cell>
          <table:table-cell office:value-type="float" office:value="2.92683">
            <text:p>2.92683</text:p>
          </table:table-cell>
        </table:table-row>
        <table:table-row table:style-name="ro1">
          <table:table-cell office:value-type="float" office:value="-0.089">
            <text:p>-0.089</text:p>
          </table:table-cell>
          <table:table-cell office:value-type="float" office:value="-0.06">
            <text:p>-0.06</text:p>
          </table:table-cell>
          <table:table-cell office:value-type="float" office:value="-0.942">
            <text:p>-0.942</text:p>
          </table:table-cell>
          <table:table-cell office:value-type="float" office:value="-3.07798">
            <text:p>-3.07798</text:p>
          </table:table-cell>
          <table:table-cell office:value-type="float" office:value="3.04739">
            <text:p>3.04739</text:p>
          </table:table-cell>
        </table:table-row>
        <table:table-row table:style-name="ro1">
          <table:table-cell office:value-type="float" office:value="-0.018">
            <text:p>-0.018</text:p>
          </table:table-cell>
          <table:table-cell office:value-type="float" office:value="-0.075">
            <text:p>-0.075</text:p>
          </table:table-cell>
          <table:table-cell office:value-type="float" office:value="-0.944">
            <text:p>-0.944</text:p>
          </table:table-cell>
          <table:table-cell office:value-type="float" office:value="-3.06231">
            <text:p>-3.06231</text:p>
          </table:table-cell>
          <table:table-cell office:value-type="float" office:value="3.12253">
            <text:p>3.12253</text:p>
          </table:table-cell>
        </table:table-row>
        <table:table-row table:style-name="ro1">
          <table:table-cell office:value-type="float" office:value="-0.038">
            <text:p>-0.038</text:p>
          </table:table-cell>
          <table:table-cell office:value-type="float" office:value="-0.021">
            <text:p>-0.021</text:p>
          </table:table-cell>
          <table:table-cell office:value-type="float" office:value="-0.93">
            <text:p>-0.93</text:p>
          </table:table-cell>
          <table:table-cell office:value-type="float" office:value="-3.11902">
            <text:p>-3.11902</text:p>
          </table:table-cell>
          <table:table-cell office:value-type="float" office:value="3.10076">
            <text:p>3.100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962">
            <text:p>-0.962</text:p>
          </table:table-cell>
          <table:table-cell office:value-type="float" office:value="3.12912">
            <text:p>3.12912</text:p>
          </table:table-cell>
          <table:table-cell office:value-type="float" office:value="3.14159">
            <text:p>3.14159</text:p>
          </table:table-cell>
        </table:table-row>
        <table:table-row table:style-name="ro1">
          <table:table-cell office:value-type="float" office:value="0.207">
            <text:p>0.207</text:p>
          </table:table-cell>
          <table:table-cell office:value-type="float" office:value="0.029">
            <text:p>0.029</text:p>
          </table:table-cell>
          <table:table-cell office:value-type="float" office:value="-0.904">
            <text:p>-0.904</text:p>
          </table:table-cell>
          <table:table-cell office:value-type="float" office:value="3.10952">
            <text:p>3.10952</text:p>
          </table:table-cell>
          <table:table-cell office:value-type="float" office:value="-2.91649">
            <text:p>-2.91649</text:p>
          </table:table-cell>
        </table:table-row>
        <table:table-row table:style-name="ro1">
          <table:table-cell office:value-type="float" office:value="0.369">
            <text:p>0.369</text:p>
          </table:table-cell>
          <table:table-cell office:value-type="float" office:value="0.058">
            <text:p>0.058</text:p>
          </table:table-cell>
          <table:table-cell office:value-type="float" office:value="-0.908">
            <text:p>-0.908</text:p>
          </table:table-cell>
          <table:table-cell office:value-type="float" office:value="3.0778">
            <text:p>3.0778</text:p>
          </table:table-cell>
          <table:table-cell office:value-type="float" office:value="-2.75559">
            <text:p>-2.75559</text:p>
          </table:table-cell>
        </table:table-row>
        <table:table-row table:style-name="ro1">
          <table:table-cell office:value-type="float" office:value="0.525">
            <text:p>0.525</text:p>
          </table:table-cell>
          <table:table-cell office:value-type="float" office:value="0.029">
            <text:p>0.029</text:p>
          </table:table-cell>
          <table:table-cell office:value-type="float" office:value="-0.763">
            <text:p>-0.763</text:p>
          </table:table-cell>
          <table:table-cell office:value-type="float" office:value="3.1036">
            <text:p>3.1036</text:p>
          </table:table-cell>
          <table:table-cell office:value-type="float" office:value="-2.53892">
            <text:p>-2.53892</text:p>
          </table:table-cell>
        </table:table-row>
        <table:table-row table:style-name="ro1">
          <table:table-cell office:value-type="float" office:value="0.633">
            <text:p>0.633</text:p>
          </table:table-cell>
          <table:table-cell office:value-type="float" office:value="-0.072">
            <text:p>-0.072</text:p>
          </table:table-cell>
          <table:table-cell office:value-type="float" office:value="-0.8">
            <text:p>-0.8</text:p>
          </table:table-cell>
          <table:table-cell office:value-type="float" office:value="-3.05183">
            <text:p>-3.05183</text:p>
          </table:table-cell>
          <table:table-cell office:value-type="float" office:value="-2.47221">
            <text:p>-2.47221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-0.111">
            <text:p>-0.111</text:p>
          </table:table-cell>
          <table:table-cell office:value-type="float" office:value="-0.652">
            <text:p>-0.652</text:p>
          </table:table-cell>
          <table:table-cell office:value-type="float" office:value="-2.97296">
            <text:p>-2.97296</text:p>
          </table:table-cell>
          <table:table-cell office:value-type="float" office:value="-2.3501">
            <text:p>-2.3501</text:p>
          </table:table-cell>
        </table:table-row>
        <table:table-row table:style-name="ro1">
          <table:table-cell office:value-type="float" office:value="0.858">
            <text:p>0.858</text:p>
          </table:table-cell>
          <table:table-cell office:value-type="float" office:value="-0.094">
            <text:p>-0.094</text:p>
          </table:table-cell>
          <table:table-cell office:value-type="float" office:value="-0.421">
            <text:p>-0.421</text:p>
          </table:table-cell>
          <table:table-cell office:value-type="float" office:value="-2.92192">
            <text:p>-2.92192</text:p>
          </table:table-cell>
          <table:table-cell office:value-type="float" office:value="-2.02696">
            <text:p>-2.02696</text:p>
          </table:table-cell>
        </table:table-row>
        <table:table-row table:style-name="ro1">
          <table:table-cell office:value-type="float" office:value="0.941">
            <text:p>0.941</text:p>
          </table:table-cell>
          <table:table-cell office:value-type="float" office:value="-0.054">
            <text:p>-0.054</text:p>
          </table:table-cell>
          <table:table-cell office:value-type="float" office:value="-0.301">
            <text:p>-0.301</text:p>
          </table:table-cell>
          <table:table-cell office:value-type="float" office:value="-2.96408">
            <text:p>-2.96408</text:p>
          </table:table-cell>
          <table:table-cell office:value-type="float" office:value="-1.88038">
            <text:p>-1.88038</text:p>
          </table:table-cell>
        </table:table-row>
        <table:table-row table:style-name="ro1">
          <table:table-cell office:value-type="float" office:value="0.973">
            <text:p>0.973</text:p>
          </table:table-cell>
          <table:table-cell office:value-type="float" office:value="-0.033">
            <text:p>-0.033</text:p>
          </table:table-cell>
          <table:table-cell office:value-type="float" office:value="-0.011">
            <text:p>-0.011</text:p>
          </table:table-cell>
          <table:table-cell office:value-type="float" office:value="-1.89255">
            <text:p>-1.89255</text:p>
          </table:table-cell>
          <table:table-cell office:value-type="float" office:value="-1.5821">
            <text:p>-1.5821</text:p>
          </table:table-cell>
        </table:table-row>
        <table:table-row table:style-name="ro1">
          <table:table-cell office:value-type="float" office:value="0.953">
            <text:p>0.953</text:p>
          </table:table-cell>
          <table:table-cell office:value-type="float" office:value="-0.051">
            <text:p>-0.051</text:p>
          </table:table-cell>
          <table:table-cell office:value-type="float" office:value="0.236">
            <text:p>0.236</text:p>
          </table:table-cell>
          <table:table-cell office:value-type="float" office:value="-0.21283">
            <text:p>-0.21283</text:p>
          </table:table-cell>
          <table:table-cell office:value-type="float" office:value="-1.32804">
            <text:p>-1.32804</text:p>
          </table:table-cell>
        </table:table-row>
        <table:table-row table:style-name="ro1">
          <table:table-cell office:value-type="float" office:value="0.878">
            <text:p>0.878</text:p>
          </table:table-cell>
          <table:table-cell office:value-type="float" office:value="-0.07">
            <text:p>-0.07</text:p>
          </table:table-cell>
          <table:table-cell office:value-type="float" office:value="0.471">
            <text:p>0.471</text:p>
          </table:table-cell>
          <table:table-cell office:value-type="float" office:value="-0.14754">
            <text:p>-0.14754</text:p>
          </table:table-cell>
          <table:table-cell office:value-type="float" office:value="-1.07842">
            <text:p>-1.07842</text:p>
          </table:table-cell>
        </table:table-row>
        <table:table-row table:style-name="ro1">
          <table:table-cell office:value-type="float" office:value="0.776">
            <text:p>0.776</text:p>
          </table:table-cell>
          <table:table-cell office:value-type="float" office:value="-0.023">
            <text:p>-0.023</text:p>
          </table:table-cell>
          <table:table-cell office:value-type="float" office:value="0.627">
            <text:p>0.627</text:p>
          </table:table-cell>
          <table:table-cell office:value-type="float" office:value="-0.03667">
            <text:p>-0.03667</text:p>
          </table:table-cell>
          <table:table-cell office:value-type="float" office:value="-0.8912">
            <text:p>-0.8912</text:p>
          </table:table-cell>
        </table:table-row>
        <table:table-row table:style-name="ro1">
          <table:table-cell office:value-type="float" office:value="0.591">
            <text:p>0.591</text:p>
          </table:table-cell>
          <table:table-cell office:value-type="float" office:value="0">
            <text:p>0</text:p>
          </table:table-cell>
          <table:table-cell office:value-type="float" office:value="0.844">
            <text:p>0.844</text:p>
          </table:table-cell>
          <table:table-cell office:value-type="float" office:value="0">
            <text:p>0</text:p>
          </table:table-cell>
          <table:table-cell office:value-type="float" office:value="-0.61088">
            <text:p>-0.61088</text:p>
          </table:table-cell>
        </table:table-row>
        <table:table-row table:style-name="ro1">
          <table:table-cell office:value-type="float" office:value="0.288">
            <text:p>0.288</text:p>
          </table:table-cell>
          <table:table-cell office:value-type="float" office:value="-0.022">
            <text:p>-0.022</text:p>
          </table:table-cell>
          <table:table-cell office:value-type="float" office:value="0.949">
            <text:p>0.949</text:p>
          </table:table-cell>
          <table:table-cell office:value-type="float" office:value="-0.02318">
            <text:p>-0.02318</text:p>
          </table:table-cell>
          <table:table-cell office:value-type="float" office:value="-0.29464">
            <text:p>-0.29464</text:p>
          </table:table-cell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0">
            <text:p>0</text:p>
          </table:table-cell>
          <table:table-cell office:value-type="float" office:value="0.961">
            <text:p>0.961</text:p>
          </table:table-cell>
          <table:table-cell office:value-type="float" office:value="0">
            <text:p>0</text:p>
          </table:table-cell>
          <table:table-cell office:value-type="float" office:value="-0.16295">
            <text:p>-0.16295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-0.139">
            <text:p>-0.139</text:p>
          </table:table-cell>
          <table:table-cell office:value-type="float" office:value="1.026">
            <text:p>1.026</text:p>
          </table:table-cell>
          <table:table-cell office:value-type="float" office:value="-0.13466">
            <text:p>-0.13466</text:p>
          </table:table-cell>
          <table:table-cell office:value-type="float" office:value="-0.06133">
            <text:p>-0.06133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-0.091">
            <text:p>-0.091</text:p>
          </table:table-cell>
          <table:table-cell office:value-type="float" office:value="1.015">
            <text:p>1.015</text:p>
          </table:table-cell>
          <table:table-cell office:value-type="float" office:value="-0.08942">
            <text:p>-0.08942</text:p>
          </table:table-cell>
          <table:table-cell office:value-type="float" office:value="-0.01872">
            <text:p>-0.01872</text:p>
          </table:table-cell>
        </table:table-row>
        <table:table-row table:style-name="ro1">
          <table:table-cell office:value-type="float" office:value="-0.029">
            <text:p>-0.029</text:p>
          </table:table-cell>
          <table:table-cell office:value-type="float" office:value="-0.129">
            <text:p>-0.129</text:p>
          </table:table-cell>
          <table:table-cell office:value-type="float" office:value="0.985">
            <text:p>0.985</text:p>
          </table:table-cell>
          <table:table-cell office:value-type="float" office:value="-0.13022">
            <text:p>-0.13022</text:p>
          </table:table-cell>
          <table:table-cell office:value-type="float" office:value="0.02943">
            <text:p>0.02943</text:p>
          </table:table-cell>
        </table:table-row>
        <table:table-row table:style-name="ro1">
          <table:table-cell office:value-type="float" office:value="-0.037">
            <text:p>-0.037</text:p>
          </table:table-cell>
          <table:table-cell office:value-type="float" office:value="-0.085">
            <text:p>-0.085</text:p>
          </table:table-cell>
          <table:table-cell office:value-type="float" office:value="1.04">
            <text:p>1.04</text:p>
          </table:table-cell>
          <table:table-cell office:value-type="float" office:value="-0.08155">
            <text:p>-0.08155</text:p>
          </table:table-cell>
          <table:table-cell office:value-type="float" office:value="0.03556">
            <text:p>0.03556</text:p>
          </table:table-cell>
        </table:table-row>
        <table:table-row table:style-name="ro1">
          <table:table-cell office:value-type="float" office:value="-0.146">
            <text:p>-0.146</text:p>
          </table:table-cell>
          <table:table-cell office:value-type="float" office:value="-0.046">
            <text:p>-0.046</text:p>
          </table:table-cell>
          <table:table-cell office:value-type="float" office:value="1.003">
            <text:p>1.003</text:p>
          </table:table-cell>
          <table:table-cell office:value-type="float" office:value="-0.04583">
            <text:p>-0.04583</text:p>
          </table:table-cell>
          <table:table-cell office:value-type="float" office:value="0.14455">
            <text:p>0.14455</text:p>
          </table:table-cell>
        </table:table-row>
        <table:table-row table:style-name="ro1">
          <table:table-cell office:value-type="float" office:value="-0.02">
            <text:p>-0.02</text:p>
          </table:table-cell>
          <table:table-cell office:value-type="float" office:value="-0.115">
            <text:p>-0.115</text:p>
          </table:table-cell>
          <table:table-cell office:value-type="float" office:value="0.957">
            <text:p>0.957</text:p>
          </table:table-cell>
          <table:table-cell office:value-type="float" office:value="-0.11959">
            <text:p>-0.11959</text:p>
          </table:table-cell>
          <table:table-cell office:value-type="float" office:value="0.0209">
            <text:p>0.020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0.065">
            <text:p>-0.065</text:p>
          </table:table-cell>
          <table:table-cell office:value-type="float" office:value="1.044">
            <text:p>1.044</text:p>
          </table:table-cell>
          <table:table-cell office:value-type="float" office:value="-0.06218">
            <text:p>-0.06218</text:p>
          </table:table-cell>
          <table:table-cell office:value-type="float" office:value="-0.04786">
            <text:p>-0.04786</text:p>
          </table:table-cell>
        </table:table-row>
        <table:table-row table:style-name="ro1">
          <table:table-cell office:value-type="float" office:value="-0.035">
            <text:p>-0.035</text:p>
          </table:table-cell>
          <table:table-cell office:value-type="float" office:value="-0.076">
            <text:p>-0.076</text:p>
          </table:table-cell>
          <table:table-cell office:value-type="float" office:value="0.977">
            <text:p>0.977</text:p>
          </table:table-cell>
          <table:table-cell office:value-type="float" office:value="-0.07763">
            <text:p>-0.07763</text:p>
          </table:table-cell>
          <table:table-cell office:value-type="float" office:value="0.03581">
            <text:p>0.03581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formula="of:=MAX([.B1:.B69])" office:value-type="float" office:value="0.071">
            <text:p>0.071</text:p>
          </table:table-cell>
          <table:table-cell table:number-columns-repeated="3"/>
        </table:table-row>
        <table:table-row table:style-name="ro1">
          <table:table-cell/>
          <table:table-cell table:formula="of:=MIN([.B1:.B69])" office:value-type="float" office:value="-0.139">
            <text:p>-0.139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formula="of:=MAX([.B34:.B57])" office:value-type="float" office:value="0.058">
            <text:p>0.058</text:p>
          </table:table-cell>
          <table:table-cell table:number-columns-repeated="3"/>
        </table:table-row>
        <table:table-row table:style-name="ro1">
          <table:table-cell/>
          <table:table-cell table:formula="of:=MIN([.B34:.B57])" office:value-type="float" office:value="-0.111">
            <text:p>-0.1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6T17:44:23</dc:date>
    <meta:document-statistic meta:table-count="1" meta:cell-count="34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3.865cm" svg:height="19.885cm" xlink:href=".." xlink:type="simple" chart:class="chart:line" chart:style-name="ch1">
        <chart:legend chart:legend-position="end" svg:x="40.863cm" svg:y="8.667cm" style:legend-expansion="high" chart:style-name="ch2"/>
        <chart:plot-area chart:style-name="ch3" table:cell-range-address="Sheet1.A1:Sheet1.E69" svg:x="1.327cm" svg:y="1.723cm" svg:width="37.782cm" svg:height="17.345cm">
          <chartooo:coordinate-region svg:x="1.896cm" svg:y="1.918cm" svg:width="37cm" svg:height="16.9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9" chart:class="chart:line">
            <chart:data-point chart:repeated="69"/>
          </chart:series>
          <chart:series chart:style-name="ch7" chart:values-cell-range-address="Sheet1.B1:Sheet1.B69" chart:class="chart:line">
            <chart:data-point chart:repeated="69"/>
          </chart:series>
          <chart:series chart:style-name="ch8" chart:values-cell-range-address="Sheet1.C1:Sheet1.C69" chart:class="chart:line">
            <chart:data-point chart:repeated="69"/>
          </chart:series>
          <chart:series chart:style-name="ch9" chart:values-cell-range-address="Sheet1.D1:Sheet1.D69" chart:class="chart:line">
            <chart:data-point chart:repeated="69"/>
          </chart:series>
          <chart:series chart:style-name="ch10" chart:values-cell-range-address="Sheet1.E1:Sheet1.E69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">
                <text:p>0.013</text:p>
                <draw:g>
                  <svg:desc>Sheet1.A1:Sheet1.A69</svg:desc>
                </draw:g>
              </table:table-cell>
              <table:table-cell office:value-type="float" office:value="-0.065">
                <text:p>-0.065</text:p>
                <draw:g>
                  <svg:desc>Sheet1.B1:Sheet1.B69</svg:desc>
                </draw:g>
              </table:table-cell>
              <table:table-cell office:value-type="float" office:value="1.011">
                <text:p>1.011</text:p>
                <draw:g>
                  <svg:desc>Sheet1.C1:Sheet1.C69</svg:desc>
                </draw:g>
              </table:table-cell>
              <table:table-cell office:value-type="float" office:value="-0.0642">
                <text:p>-0.0642</text:p>
                <draw:g>
                  <svg:desc>Sheet1.D1:Sheet1.D69</svg:desc>
                </draw:g>
              </table:table-cell>
              <table:table-cell office:value-type="float" office:value="-0.01286">
                <text:p>-0.01286</text:p>
                <draw:g>
                  <svg:desc>Sheet1.E1:Sheet1.E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">
                <text:p>0.033</text:p>
              </table:table-cell>
              <table:table-cell office:value-type="float" office:value="-0.079">
                <text:p>-0.079</text:p>
              </table:table-cell>
              <table:table-cell office:value-type="float" office:value="1.015">
                <text:p>1.015</text:p>
              </table:table-cell>
              <table:table-cell office:value-type="float" office:value="-0.07768">
                <text:p>-0.07768</text:p>
              </table:table-cell>
              <table:table-cell office:value-type="float" office:value="-0.0325">
                <text:p>-0.0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7">
                <text:p>-0.07</text:p>
              </table:table-cell>
              <table:table-cell office:value-type="float" office:value="1.013">
                <text:p>1.013</text:p>
              </table:table-cell>
              <table:table-cell office:value-type="float" office:value="-0.06899">
                <text:p>-0.068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64">
                <text:p>-0.064</text:p>
              </table:table-cell>
              <table:table-cell office:value-type="float" office:value="1.009">
                <text:p>1.009</text:p>
              </table:table-cell>
              <table:table-cell office:value-type="float" office:value="-0.06334">
                <text:p>-0.063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66">
                <text:p>-0.066</text:p>
              </table:table-cell>
              <table:table-cell office:value-type="float" office:value="1.013">
                <text:p>1.013</text:p>
              </table:table-cell>
              <table:table-cell office:value-type="float" office:value="-0.06506">
                <text:p>-0.065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-0.064">
                <text:p>-0.064</text:p>
              </table:table-cell>
              <table:table-cell office:value-type="float" office:value="1.012">
                <text:p>1.012</text:p>
              </table:table-cell>
              <table:table-cell office:value-type="float" office:value="-0.06316">
                <text:p>-0.06316</text:p>
              </table:table-cell>
              <table:table-cell office:value-type="float" office:value="-0.01087">
                <text:p>-0.01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">
                <text:p>0.014</text:p>
              </table:table-cell>
              <table:table-cell office:value-type="float" office:value="-0.063">
                <text:p>-0.063</text:p>
              </table:table-cell>
              <table:table-cell office:value-type="float" office:value="1.009">
                <text:p>1.009</text:p>
              </table:table-cell>
              <table:table-cell office:value-type="float" office:value="-0.06236">
                <text:p>-0.06236</text:p>
              </table:table-cell>
              <table:table-cell office:value-type="float" office:value="-0.01387">
                <text:p>-0.01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-0.061">
                <text:p>-0.061</text:p>
              </table:table-cell>
              <table:table-cell office:value-type="float" office:value="1.015">
                <text:p>1.015</text:p>
              </table:table-cell>
              <table:table-cell office:value-type="float" office:value="-0.06003">
                <text:p>-0.06003</text:p>
              </table:table-cell>
              <table:table-cell office:value-type="float" office:value="-0.01478">
                <text:p>-0.01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-0.065">
                <text:p>-0.065</text:p>
              </table:table-cell>
              <table:table-cell office:value-type="float" office:value="1.012">
                <text:p>1.012</text:p>
              </table:table-cell>
              <table:table-cell office:value-type="float" office:value="-0.06414">
                <text:p>-0.06414</text:p>
              </table:table-cell>
              <table:table-cell office:value-type="float" office:value="-0.01581">
                <text:p>-0.01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-0.067">
                <text:p>-0.067</text:p>
              </table:table-cell>
              <table:table-cell office:value-type="float" office:value="1.008">
                <text:p>1.008</text:p>
              </table:table-cell>
              <table:table-cell office:value-type="float" office:value="-0.06637">
                <text:p>-0.06637</text:p>
              </table:table-cell>
              <table:table-cell office:value-type="float" office:value="-0.00992">
                <text:p>-0.00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076">
                <text:p>-0.076</text:p>
              </table:table-cell>
              <table:table-cell office:value-type="float" office:value="1.008">
                <text:p>1.008</text:p>
              </table:table-cell>
              <table:table-cell office:value-type="float" office:value="-0.07525">
                <text:p>-0.075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">
                <text:p>0.017</text:p>
              </table:table-cell>
              <table:table-cell office:value-type="float" office:value="-0.056">
                <text:p>-0.056</text:p>
              </table:table-cell>
              <table:table-cell office:value-type="float" office:value="1.014">
                <text:p>1.014</text:p>
              </table:table-cell>
              <table:table-cell office:value-type="float" office:value="-0.05517">
                <text:p>-0.05517</text:p>
              </table:table-cell>
              <table:table-cell office:value-type="float" office:value="-0.01676">
                <text:p>-0.01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">
                <text:p>0.023</text:p>
              </table:table-cell>
              <table:table-cell office:value-type="float" office:value="-0.055">
                <text:p>-0.055</text:p>
              </table:table-cell>
              <table:table-cell office:value-type="float" office:value="1.018">
                <text:p>1.018</text:p>
              </table:table-cell>
              <table:table-cell office:value-type="float" office:value="-0.05398">
                <text:p>-0.05398</text:p>
              </table:table-cell>
              <table:table-cell office:value-type="float" office:value="-0.02259">
                <text:p>-0.02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">
                <text:p>0.019</text:p>
              </table:table-cell>
              <table:table-cell office:value-type="float" office:value="-0.061">
                <text:p>-0.061</text:p>
              </table:table-cell>
              <table:table-cell office:value-type="float" office:value="1.018">
                <text:p>1.018</text:p>
              </table:table-cell>
              <table:table-cell office:value-type="float" office:value="-0.05985">
                <text:p>-0.05985</text:p>
              </table:table-cell>
              <table:table-cell office:value-type="float" office:value="-0.01866">
                <text:p>-0.01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">
                <text:p>0.023</text:p>
              </table:table-cell>
              <table:table-cell office:value-type="float" office:value="-0.057">
                <text:p>-0.057</text:p>
              </table:table-cell>
              <table:table-cell office:value-type="float" office:value="1.018">
                <text:p>1.018</text:p>
              </table:table-cell>
              <table:table-cell office:value-type="float" office:value="-0.05593">
                <text:p>-0.05593</text:p>
              </table:table-cell>
              <table:table-cell office:value-type="float" office:value="-0.02259">
                <text:p>-0.02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078">
                <text:p>-0.078</text:p>
              </table:table-cell>
              <table:table-cell office:value-type="float" office:value="1">
                <text:p>1</text:p>
              </table:table-cell>
              <table:table-cell office:value-type="float" office:value="-0.07784">
                <text:p>-0.077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5">
                <text:p>-0.025</text:p>
              </table:table-cell>
              <table:table-cell office:value-type="float" office:value="-0.035">
                <text:p>-0.035</text:p>
              </table:table-cell>
              <table:table-cell office:value-type="float" office:value="1.035">
                <text:p>1.035</text:p>
              </table:table-cell>
              <table:table-cell office:value-type="float" office:value="-0.0338">
                <text:p>-0.0338</text:p>
              </table:table-cell>
              <table:table-cell office:value-type="float" office:value="0.02415">
                <text:p>0.02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996">
                <text:p>0.996</text:p>
              </table:table-cell>
              <table:table-cell office:value-type="float" office:value="0.0251">
                <text:p>0.02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1.021">
                <text:p>1.021</text:p>
              </table:table-cell>
              <table:table-cell office:value-type="float" office:value="0.01371">
                <text:p>0.01371</text:p>
              </table:table-cell>
              <table:table-cell office:value-type="float" office:value="-0.01469">
                <text:p>-0.01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1.009">
                <text:p>1.009</text:p>
              </table:table-cell>
              <table:table-cell office:value-type="float" office:value="0">
                <text:p>0</text:p>
              </table:table-cell>
              <table:table-cell office:value-type="float" office:value="-0.01784">
                <text:p>-0.01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2">
                <text:p>-0.012</text:p>
              </table:table-cell>
              <table:table-cell office:value-type="float" office:value="0.071">
                <text:p>0.071</text:p>
              </table:table-cell>
              <table:table-cell office:value-type="float" office:value="1.007">
                <text:p>1.007</text:p>
              </table:table-cell>
              <table:table-cell office:value-type="float" office:value="0.07039">
                <text:p>0.07039</text:p>
              </table:table-cell>
              <table:table-cell office:value-type="float" office:value="0.01192">
                <text:p>0.01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4">
                <text:p>-0.024</text:p>
              </table:table-cell>
              <table:table-cell office:value-type="float" office:value="-0.025">
                <text:p>-0.025</text:p>
              </table:table-cell>
              <table:table-cell office:value-type="float" office:value="1.01">
                <text:p>1.01</text:p>
              </table:table-cell>
              <table:table-cell office:value-type="float" office:value="-0.02475">
                <text:p>-0.02475</text:p>
              </table:table-cell>
              <table:table-cell office:value-type="float" office:value="0.02376">
                <text:p>0.02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9">
                <text:p>0.029</text:p>
              </table:table-cell>
              <table:table-cell office:value-type="float" office:value="0.02">
                <text:p>0.02</text:p>
              </table:table-cell>
              <table:table-cell office:value-type="float" office:value="1.014">
                <text:p>1.014</text:p>
              </table:table-cell>
              <table:table-cell office:value-type="float" office:value="0.01972">
                <text:p>0.01972</text:p>
              </table:table-cell>
              <table:table-cell office:value-type="float" office:value="-0.02859">
                <text:p>-0.02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9">
                <text:p>0.029</text:p>
              </table:table-cell>
              <table:table-cell office:value-type="float" office:value="-0.043">
                <text:p>-0.043</text:p>
              </table:table-cell>
              <table:table-cell office:value-type="float" office:value="0.889">
                <text:p>0.889</text:p>
              </table:table-cell>
              <table:table-cell office:value-type="float" office:value="-0.04833">
                <text:p>-0.04833</text:p>
              </table:table-cell>
              <table:table-cell office:value-type="float" office:value="-0.03261">
                <text:p>-0.03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  <table:table-cell office:value-type="float" office:value="1.091">
                <text:p>1.09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5">
                <text:p>0.015</text:p>
              </table:table-cell>
              <table:table-cell office:value-type="float" office:value="-0.02">
                <text:p>-0.02</text:p>
              </table:table-cell>
              <table:table-cell office:value-type="float" office:value="1.031">
                <text:p>1.031</text:p>
              </table:table-cell>
              <table:table-cell office:value-type="float" office:value="-0.0194">
                <text:p>-0.0194</text:p>
              </table:table-cell>
              <table:table-cell office:value-type="float" office:value="-0.01455">
                <text:p>-0.01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">
                <text:p>0.029</text:p>
              </table:table-cell>
              <table:table-cell office:value-type="float" office:value="-0.03">
                <text:p>-0.03</text:p>
              </table:table-cell>
              <table:table-cell office:value-type="float" office:value="1.005">
                <text:p>1.005</text:p>
              </table:table-cell>
              <table:table-cell office:value-type="float" office:value="-0.02984">
                <text:p>-0.02984</text:p>
              </table:table-cell>
              <table:table-cell office:value-type="float" office:value="-0.02885">
                <text:p>-0.02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78">
                <text:p>-0.078</text:p>
              </table:table-cell>
              <table:table-cell office:value-type="float" office:value="-0.011">
                <text:p>-0.011</text:p>
              </table:table-cell>
              <table:table-cell office:value-type="float" office:value="1.017">
                <text:p>1.017</text:p>
              </table:table-cell>
              <table:table-cell office:value-type="float" office:value="-0.01082">
                <text:p>-0.01082</text:p>
              </table:table-cell>
              <table:table-cell office:value-type="float" office:value="0.07655">
                <text:p>0.07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84">
                <text:p>-0.184</text:p>
              </table:table-cell>
              <table:table-cell office:value-type="float" office:value="-0.026">
                <text:p>-0.026</text:p>
              </table:table-cell>
              <table:table-cell office:value-type="float" office:value="1.002">
                <text:p>1.002</text:p>
              </table:table-cell>
              <table:table-cell office:value-type="float" office:value="-0.02594">
                <text:p>-0.02594</text:p>
              </table:table-cell>
              <table:table-cell office:value-type="float" office:value="0.18161">
                <text:p>0.18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56">
                <text:p>-0.356</text:p>
              </table:table-cell>
              <table:table-cell office:value-type="float" office:value="-0.028">
                <text:p>-0.028</text:p>
              </table:table-cell>
              <table:table-cell office:value-type="float" office:value="0.964">
                <text:p>0.964</text:p>
              </table:table-cell>
              <table:table-cell office:value-type="float" office:value="-0.02904">
                <text:p>-0.02904</text:p>
              </table:table-cell>
              <table:table-cell office:value-type="float" office:value="0.35376">
                <text:p>0.35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6">
                <text:p>-0.496</text:p>
              </table:table-cell>
              <table:table-cell office:value-type="float" office:value="-0.029">
                <text:p>-0.029</text:p>
              </table:table-cell>
              <table:table-cell office:value-type="float" office:value="0.867">
                <text:p>0.867</text:p>
              </table:table-cell>
              <table:table-cell office:value-type="float" office:value="-0.03344">
                <text:p>-0.03344</text:p>
              </table:table-cell>
              <table:table-cell office:value-type="float" office:value="0.51964">
                <text:p>0.51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63">
                <text:p>-0.663</text:p>
              </table:table-cell>
              <table:table-cell office:value-type="float" office:value="-0.042">
                <text:p>-0.042</text:p>
              </table:table-cell>
              <table:table-cell office:value-type="float" office:value="0.779">
                <text:p>0.779</text:p>
              </table:table-cell>
              <table:table-cell office:value-type="float" office:value="-0.05386">
                <text:p>-0.05386</text:p>
              </table:table-cell>
              <table:table-cell office:value-type="float" office:value="0.70513">
                <text:p>0.70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19">
                <text:p>-0.819</text:p>
              </table:table-cell>
              <table:table-cell office:value-type="float" office:value="-0.049">
                <text:p>-0.049</text:p>
              </table:table-cell>
              <table:table-cell office:value-type="float" office:value="0.617">
                <text:p>0.617</text:p>
              </table:table-cell>
              <table:table-cell office:value-type="float" office:value="-0.07925">
                <text:p>-0.07925</text:p>
              </table:table-cell>
              <table:table-cell office:value-type="float" office:value="0.92515">
                <text:p>0.92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89">
                <text:p>-0.889</text:p>
              </table:table-cell>
              <table:table-cell office:value-type="float" office:value="-0.068">
                <text:p>-0.068</text:p>
              </table:table-cell>
              <table:table-cell office:value-type="float" office:value="0.496">
                <text:p>0.496</text:p>
              </table:table-cell>
              <table:table-cell office:value-type="float" office:value="-0.13625">
                <text:p>-0.13625</text:p>
              </table:table-cell>
              <table:table-cell office:value-type="float" office:value="1.06189">
                <text:p>1.06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67">
                <text:p>-0.967</text:p>
              </table:table-cell>
              <table:table-cell office:value-type="float" office:value="-0.08">
                <text:p>-0.08</text:p>
              </table:table-cell>
              <table:table-cell office:value-type="float" office:value="0.295">
                <text:p>0.295</text:p>
              </table:table-cell>
              <table:table-cell office:value-type="float" office:value="-0.26482">
                <text:p>-0.26482</text:p>
              </table:table-cell>
              <table:table-cell office:value-type="float" office:value="1.2747">
                <text:p>1.2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97">
                <text:p>-0.997</text:p>
              </table:table-cell>
              <table:table-cell office:value-type="float" office:value="-0.088">
                <text:p>-0.088</text:p>
              </table:table-cell>
              <table:table-cell office:value-type="float" office:value="0.071">
                <text:p>0.071</text:p>
              </table:table-cell>
              <table:table-cell office:value-type="float" office:value="-0.89191">
                <text:p>-0.89191</text:p>
              </table:table-cell>
              <table:table-cell office:value-type="float" office:value="1.4997">
                <text:p>1.4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86">
                <text:p>-0.986</text:p>
              </table:table-cell>
              <table:table-cell office:value-type="float" office:value="-0.085">
                <text:p>-0.085</text:p>
              </table:table-cell>
              <table:table-cell office:value-type="float" office:value="-0.113">
                <text:p>-0.113</text:p>
              </table:table-cell>
              <table:table-cell office:value-type="float" office:value="-2.49668">
                <text:p>-2.49668</text:p>
              </table:table-cell>
              <table:table-cell office:value-type="float" office:value="1.6849">
                <text:p>1.6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45">
                <text:p>-0.945</text:p>
              </table:table-cell>
              <table:table-cell office:value-type="float" office:value="-0.063">
                <text:p>-0.063</text:p>
              </table:table-cell>
              <table:table-cell office:value-type="float" office:value="-0.343">
                <text:p>-0.343</text:p>
              </table:table-cell>
              <table:table-cell office:value-type="float" office:value="-2.95994">
                <text:p>-2.95994</text:p>
              </table:table-cell>
              <table:table-cell office:value-type="float" office:value="1.91897">
                <text:p>1.91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25">
                <text:p>-0.825</text:p>
              </table:table-cell>
              <table:table-cell office:value-type="float" office:value="-0.053">
                <text:p>-0.053</text:p>
              </table:table-cell>
              <table:table-cell office:value-type="float" office:value="-0.574">
                <text:p>-0.574</text:p>
              </table:table-cell>
              <table:table-cell office:value-type="float" office:value="-3.04952">
                <text:p>-3.04952</text:p>
              </table:table-cell>
              <table:table-cell office:value-type="float" office:value="2.17867">
                <text:p>2.17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62">
                <text:p>-0.662</text:p>
              </table:table-cell>
              <table:table-cell office:value-type="float" office:value="-0.015">
                <text:p>-0.015</text:p>
              </table:table-cell>
              <table:table-cell office:value-type="float" office:value="-0.752">
                <text:p>-0.752</text:p>
              </table:table-cell>
              <table:table-cell office:value-type="float" office:value="-3.12165">
                <text:p>-3.12165</text:p>
              </table:table-cell>
              <table:table-cell office:value-type="float" office:value="2.41976">
                <text:p>2.41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92">
                <text:p>-0.392</text:p>
              </table:table-cell>
              <table:table-cell office:value-type="float" office:value="-0.067">
                <text:p>-0.067</text:p>
              </table:table-cell>
              <table:table-cell office:value-type="float" office:value="-0.866">
                <text:p>-0.866</text:p>
              </table:table-cell>
              <table:table-cell office:value-type="float" office:value="-3.06438">
                <text:p>-3.06438</text:p>
              </table:table-cell>
              <table:table-cell office:value-type="float" office:value="2.71653">
                <text:p>2.71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32">
                <text:p>-0.332</text:p>
              </table:table-cell>
              <table:table-cell office:value-type="float" office:value="-0.069">
                <text:p>-0.069</text:p>
              </table:table-cell>
              <table:table-cell office:value-type="float" office:value="-0.926">
                <text:p>-0.926</text:p>
              </table:table-cell>
              <table:table-cell office:value-type="float" office:value="-3.06722">
                <text:p>-3.06722</text:p>
              </table:table-cell>
              <table:table-cell office:value-type="float" office:value="2.79734">
                <text:p>2.79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07">
                <text:p>-0.207</text:p>
              </table:table-cell>
              <table:table-cell office:value-type="float" office:value="0">
                <text:p>0</text:p>
              </table:table-cell>
              <table:table-cell office:value-type="float" office:value="-0.949">
                <text:p>-0.949</text:p>
              </table:table-cell>
              <table:table-cell office:value-type="float" office:value="3.14159">
                <text:p>3.14159</text:p>
              </table:table-cell>
              <table:table-cell office:value-type="float" office:value="2.92683">
                <text:p>2.92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89">
                <text:p>-0.089</text:p>
              </table:table-cell>
              <table:table-cell office:value-type="float" office:value="-0.06">
                <text:p>-0.06</text:p>
              </table:table-cell>
              <table:table-cell office:value-type="float" office:value="-0.942">
                <text:p>-0.942</text:p>
              </table:table-cell>
              <table:table-cell office:value-type="float" office:value="-3.07798">
                <text:p>-3.07798</text:p>
              </table:table-cell>
              <table:table-cell office:value-type="float" office:value="3.04739">
                <text:p>3.04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8">
                <text:p>-0.018</text:p>
              </table:table-cell>
              <table:table-cell office:value-type="float" office:value="-0.075">
                <text:p>-0.075</text:p>
              </table:table-cell>
              <table:table-cell office:value-type="float" office:value="-0.944">
                <text:p>-0.944</text:p>
              </table:table-cell>
              <table:table-cell office:value-type="float" office:value="-3.06231">
                <text:p>-3.06231</text:p>
              </table:table-cell>
              <table:table-cell office:value-type="float" office:value="3.12253">
                <text:p>3.12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8">
                <text:p>-0.038</text:p>
              </table:table-cell>
              <table:table-cell office:value-type="float" office:value="-0.021">
                <text:p>-0.021</text:p>
              </table:table-cell>
              <table:table-cell office:value-type="float" office:value="-0.93">
                <text:p>-0.93</text:p>
              </table:table-cell>
              <table:table-cell office:value-type="float" office:value="-3.11902">
                <text:p>-3.11902</text:p>
              </table:table-cell>
              <table:table-cell office:value-type="float" office:value="3.10076">
                <text:p>3.10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-0.962">
                <text:p>-0.962</text:p>
              </table:table-cell>
              <table:table-cell office:value-type="float" office:value="3.12912">
                <text:p>3.12912</text:p>
              </table:table-cell>
              <table:table-cell office:value-type="float" office:value="3.14159">
                <text:p>3.1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7">
                <text:p>0.207</text:p>
              </table:table-cell>
              <table:table-cell office:value-type="float" office:value="0.029">
                <text:p>0.029</text:p>
              </table:table-cell>
              <table:table-cell office:value-type="float" office:value="-0.904">
                <text:p>-0.904</text:p>
              </table:table-cell>
              <table:table-cell office:value-type="float" office:value="3.10952">
                <text:p>3.10952</text:p>
              </table:table-cell>
              <table:table-cell office:value-type="float" office:value="-2.91649">
                <text:p>-2.916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9">
                <text:p>0.369</text:p>
              </table:table-cell>
              <table:table-cell office:value-type="float" office:value="0.058">
                <text:p>0.058</text:p>
              </table:table-cell>
              <table:table-cell office:value-type="float" office:value="-0.908">
                <text:p>-0.908</text:p>
              </table:table-cell>
              <table:table-cell office:value-type="float" office:value="3.0778">
                <text:p>3.0778</text:p>
              </table:table-cell>
              <table:table-cell office:value-type="float" office:value="-2.75559">
                <text:p>-2.75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5">
                <text:p>0.525</text:p>
              </table:table-cell>
              <table:table-cell office:value-type="float" office:value="0.029">
                <text:p>0.029</text:p>
              </table:table-cell>
              <table:table-cell office:value-type="float" office:value="-0.763">
                <text:p>-0.763</text:p>
              </table:table-cell>
              <table:table-cell office:value-type="float" office:value="3.1036">
                <text:p>3.1036</text:p>
              </table:table-cell>
              <table:table-cell office:value-type="float" office:value="-2.53892">
                <text:p>-2.53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3">
                <text:p>0.633</text:p>
              </table:table-cell>
              <table:table-cell office:value-type="float" office:value="-0.072">
                <text:p>-0.072</text:p>
              </table:table-cell>
              <table:table-cell office:value-type="float" office:value="-0.8">
                <text:p>-0.8</text:p>
              </table:table-cell>
              <table:table-cell office:value-type="float" office:value="-3.05183">
                <text:p>-3.05183</text:p>
              </table:table-cell>
              <table:table-cell office:value-type="float" office:value="-2.47221">
                <text:p>-2.47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">
                <text:p>0.66</text:p>
              </table:table-cell>
              <table:table-cell office:value-type="float" office:value="-0.111">
                <text:p>-0.111</text:p>
              </table:table-cell>
              <table:table-cell office:value-type="float" office:value="-0.652">
                <text:p>-0.652</text:p>
              </table:table-cell>
              <table:table-cell office:value-type="float" office:value="-2.97296">
                <text:p>-2.97296</text:p>
              </table:table-cell>
              <table:table-cell office:value-type="float" office:value="-2.3501">
                <text:p>-2.3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8">
                <text:p>0.858</text:p>
              </table:table-cell>
              <table:table-cell office:value-type="float" office:value="-0.094">
                <text:p>-0.094</text:p>
              </table:table-cell>
              <table:table-cell office:value-type="float" office:value="-0.421">
                <text:p>-0.421</text:p>
              </table:table-cell>
              <table:table-cell office:value-type="float" office:value="-2.92192">
                <text:p>-2.92192</text:p>
              </table:table-cell>
              <table:table-cell office:value-type="float" office:value="-2.02696">
                <text:p>-2.02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41">
                <text:p>0.941</text:p>
              </table:table-cell>
              <table:table-cell office:value-type="float" office:value="-0.054">
                <text:p>-0.054</text:p>
              </table:table-cell>
              <table:table-cell office:value-type="float" office:value="-0.301">
                <text:p>-0.301</text:p>
              </table:table-cell>
              <table:table-cell office:value-type="float" office:value="-2.96408">
                <text:p>-2.96408</text:p>
              </table:table-cell>
              <table:table-cell office:value-type="float" office:value="-1.88038">
                <text:p>-1.88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3">
                <text:p>0.973</text:p>
              </table:table-cell>
              <table:table-cell office:value-type="float" office:value="-0.033">
                <text:p>-0.033</text:p>
              </table:table-cell>
              <table:table-cell office:value-type="float" office:value="-0.011">
                <text:p>-0.011</text:p>
              </table:table-cell>
              <table:table-cell office:value-type="float" office:value="-1.89255">
                <text:p>-1.89255</text:p>
              </table:table-cell>
              <table:table-cell office:value-type="float" office:value="-1.5821">
                <text:p>-1.5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3">
                <text:p>0.953</text:p>
              </table:table-cell>
              <table:table-cell office:value-type="float" office:value="-0.051">
                <text:p>-0.051</text:p>
              </table:table-cell>
              <table:table-cell office:value-type="float" office:value="0.236">
                <text:p>0.236</text:p>
              </table:table-cell>
              <table:table-cell office:value-type="float" office:value="-0.21283">
                <text:p>-0.21283</text:p>
              </table:table-cell>
              <table:table-cell office:value-type="float" office:value="-1.32804">
                <text:p>-1.32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8">
                <text:p>0.878</text:p>
              </table:table-cell>
              <table:table-cell office:value-type="float" office:value="-0.07">
                <text:p>-0.07</text:p>
              </table:table-cell>
              <table:table-cell office:value-type="float" office:value="0.471">
                <text:p>0.471</text:p>
              </table:table-cell>
              <table:table-cell office:value-type="float" office:value="-0.14754">
                <text:p>-0.14754</text:p>
              </table:table-cell>
              <table:table-cell office:value-type="float" office:value="-1.07842">
                <text:p>-1.07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6">
                <text:p>0.776</text:p>
              </table:table-cell>
              <table:table-cell office:value-type="float" office:value="-0.023">
                <text:p>-0.023</text:p>
              </table:table-cell>
              <table:table-cell office:value-type="float" office:value="0.627">
                <text:p>0.627</text:p>
              </table:table-cell>
              <table:table-cell office:value-type="float" office:value="-0.03667">
                <text:p>-0.03667</text:p>
              </table:table-cell>
              <table:table-cell office:value-type="float" office:value="-0.8912">
                <text:p>-0.8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1">
                <text:p>0.591</text:p>
              </table:table-cell>
              <table:table-cell office:value-type="float" office:value="0">
                <text:p>0</text:p>
              </table:table-cell>
              <table:table-cell office:value-type="float" office:value="0.844">
                <text:p>0.844</text:p>
              </table:table-cell>
              <table:table-cell office:value-type="float" office:value="0">
                <text:p>0</text:p>
              </table:table-cell>
              <table:table-cell office:value-type="float" office:value="-0.61088">
                <text:p>-0.61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">
                <text:p>0.288</text:p>
              </table:table-cell>
              <table:table-cell office:value-type="float" office:value="-0.022">
                <text:p>-0.022</text:p>
              </table:table-cell>
              <table:table-cell office:value-type="float" office:value="0.949">
                <text:p>0.949</text:p>
              </table:table-cell>
              <table:table-cell office:value-type="float" office:value="-0.02318">
                <text:p>-0.02318</text:p>
              </table:table-cell>
              <table:table-cell office:value-type="float" office:value="-0.29464">
                <text:p>-0.29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">
                <text:p>0.158</text:p>
              </table:table-cell>
              <table:table-cell office:value-type="float" office:value="0">
                <text:p>0</text:p>
              </table:table-cell>
              <table:table-cell office:value-type="float" office:value="0.961">
                <text:p>0.961</text:p>
              </table:table-cell>
              <table:table-cell office:value-type="float" office:value="0">
                <text:p>0</text:p>
              </table:table-cell>
              <table:table-cell office:value-type="float" office:value="-0.16295">
                <text:p>-0.16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3">
                <text:p>0.063</text:p>
              </table:table-cell>
              <table:table-cell office:value-type="float" office:value="-0.139">
                <text:p>-0.139</text:p>
              </table:table-cell>
              <table:table-cell office:value-type="float" office:value="1.026">
                <text:p>1.026</text:p>
              </table:table-cell>
              <table:table-cell office:value-type="float" office:value="-0.13466">
                <text:p>-0.13466</text:p>
              </table:table-cell>
              <table:table-cell office:value-type="float" office:value="-0.06133">
                <text:p>-0.06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">
                <text:p>0.019</text:p>
              </table:table-cell>
              <table:table-cell office:value-type="float" office:value="-0.091">
                <text:p>-0.091</text:p>
              </table:table-cell>
              <table:table-cell office:value-type="float" office:value="1.015">
                <text:p>1.015</text:p>
              </table:table-cell>
              <table:table-cell office:value-type="float" office:value="-0.08942">
                <text:p>-0.08942</text:p>
              </table:table-cell>
              <table:table-cell office:value-type="float" office:value="-0.01872">
                <text:p>-0.01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9">
                <text:p>-0.029</text:p>
              </table:table-cell>
              <table:table-cell office:value-type="float" office:value="-0.129">
                <text:p>-0.129</text:p>
              </table:table-cell>
              <table:table-cell office:value-type="float" office:value="0.985">
                <text:p>0.985</text:p>
              </table:table-cell>
              <table:table-cell office:value-type="float" office:value="-0.13022">
                <text:p>-0.13022</text:p>
              </table:table-cell>
              <table:table-cell office:value-type="float" office:value="0.02943">
                <text:p>0.02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37">
                <text:p>-0.037</text:p>
              </table:table-cell>
              <table:table-cell office:value-type="float" office:value="-0.085">
                <text:p>-0.085</text:p>
              </table:table-cell>
              <table:table-cell office:value-type="float" office:value="1.04">
                <text:p>1.04</text:p>
              </table:table-cell>
              <table:table-cell office:value-type="float" office:value="-0.08155">
                <text:p>-0.08155</text:p>
              </table:table-cell>
              <table:table-cell office:value-type="float" office:value="0.03556">
                <text:p>0.03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46">
                <text:p>-0.146</text:p>
              </table:table-cell>
              <table:table-cell office:value-type="float" office:value="-0.046">
                <text:p>-0.046</text:p>
              </table:table-cell>
              <table:table-cell office:value-type="float" office:value="1.003">
                <text:p>1.003</text:p>
              </table:table-cell>
              <table:table-cell office:value-type="float" office:value="-0.04583">
                <text:p>-0.04583</text:p>
              </table:table-cell>
              <table:table-cell office:value-type="float" office:value="0.14455">
                <text:p>0.1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">
                <text:p>-0.02</text:p>
              </table:table-cell>
              <table:table-cell office:value-type="float" office:value="-0.115">
                <text:p>-0.115</text:p>
              </table:table-cell>
              <table:table-cell office:value-type="float" office:value="0.957">
                <text:p>0.957</text:p>
              </table:table-cell>
              <table:table-cell office:value-type="float" office:value="-0.11959">
                <text:p>-0.11959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">
                <text:p>0.05</text:p>
              </table:table-cell>
              <table:table-cell office:value-type="float" office:value="-0.065">
                <text:p>-0.065</text:p>
              </table:table-cell>
              <table:table-cell office:value-type="float" office:value="1.044">
                <text:p>1.044</text:p>
              </table:table-cell>
              <table:table-cell office:value-type="float" office:value="-0.06218">
                <text:p>-0.06218</text:p>
              </table:table-cell>
              <table:table-cell office:value-type="float" office:value="-0.04786">
                <text:p>-0.04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5">
                <text:p>-0.035</text:p>
              </table:table-cell>
              <table:table-cell office:value-type="float" office:value="-0.076">
                <text:p>-0.076</text:p>
              </table:table-cell>
              <table:table-cell office:value-type="float" office:value="0.977">
                <text:p>0.977</text:p>
              </table:table-cell>
              <table:table-cell office:value-type="float" office:value="-0.07763">
                <text:p>-0.07763</text:p>
              </table:table-cell>
              <table:table-cell office:value-type="float" office:value="0.03581">
                <text:p>0.0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